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7cm" svg:height="0.7cm" svg:x="8.2cm" svg:y="1.2cm">
          <text:p text:style-name="P1">Inic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2cm" svg:height="1.4cm" svg:x="5.7cm" svg:y="2.3cm">
          <text:p text:style-name="P2"><text:span text:style-name="T1">Armo la Matriz de Rigidez</text:span></text:p>
          <text:p text:style-name="P2"><text:span text:style-name="T1">Aplico condiciones de bord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layer="layout" svg:width="9.7cm" svg:height="0.9cm" svg:x="4.6cm" svg:y="7cm">
          <text:p text:style-name="P2"><text:span text:style-name="T1">Armo vector de terminos independient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2" draw:text-style-name="P1" draw:layer="layout" svg:x1="12.9cm" svg:y1="3cm" svg:x2="15cm" svg:y2="3cm">
          <text:p/>
        </draw:line>
        <draw:custom-shape draw:style-name="gr1" draw:text-style-name="P2" draw:layer="layout" svg:width="3.2cm" svg:height="1cm" svg:x="14.7cm" svg:y="2.6cm">
          <text:p text:style-name="P2"><text:span text:style-name="T1">Creo copi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3.4cm" svg:height="1.9cm" svg:x="7.8cm" svg:y="4.6cm">
          <text:p text:style-name="P2"><text:span text:style-name="T1">Ciclo tren</text:span></text:p>
          <text:p text:style-name="P2"><text:span text:style-name="T1">De cargas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" draw:text-style-name="P1" draw:layer="layout" svg:width="5.3cm" svg:height="0.8cm" svg:x="6.9cm" svg:y="9cm">
          <text:p text:style-name="P1">Calcul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2cm" svg:height="0.9cm" svg:x="5.8cm" svg:y="10.6cm">
          <text:p text:style-name="P2"><text:span text:style-name="T1">Esfuerzos en cada seccion de bar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9cm" svg:height="3.4cm" svg:x="5.4cm" svg:y="15.8cm">
          <text:p text:style-name="P1"><text:span text:style-name="T2">Comparo cada esfuerzo con el</text:span></text:p>
          <text:p text:style-name="P1"><text:span text:style-name="T2">que tengo acumulad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9.5cm" svg:y1="3.7cm" svg:x2="9.5cm" svg:y2="4.6cm">
          <text:p/>
        </draw:line>
        <draw:line draw:style-name="gr2" draw:text-style-name="P1" draw:layer="layout" svg:x1="9.5cm" svg:y1="6.5cm" svg:x2="9.5cm" svg:y2="7cm">
          <text:p/>
        </draw:line>
        <draw:line draw:style-name="gr2" draw:text-style-name="P1" draw:layer="layout" svg:x1="9.5cm" svg:y1="7.9cm" svg:x2="9.5cm" svg:y2="9cm">
          <text:p/>
        </draw:line>
        <draw:line draw:style-name="gr2" draw:text-style-name="P1" draw:layer="layout" svg:x1="9.5cm" svg:y1="9.8cm" svg:x2="9.5cm" svg:y2="10.5cm">
          <text:p/>
        </draw:line>
        <draw:line draw:style-name="gr2" draw:text-style-name="P1" draw:layer="layout" svg:x1="9.5cm" svg:y1="11.5cm" svg:x2="9.5cm" svg:y2="12.3cm">
          <text:p/>
        </draw:line>
        <draw:custom-shape draw:style-name="gr1" draw:text-style-name="P2" xml:id="id1" draw:id="id1" draw:layer="layout" svg:width="3.7cm" svg:height="1.3cm" svg:x="15.3cm" svg:y="16.8cm">
          <text:p text:style-name="P2">Reemplazo por el</text:p>
          <text:p text:style-name="P2">nuevo esfuerzo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5cm" svg:y1="17.5cm" svg:x2="15.2cm" svg:y2="17.4cm">
          <text:p/>
        </draw:line>
        <draw:custom-shape draw:style-name="gr1" draw:text-style-name="P2" draw:layer="layout" svg:width="7.5cm" svg:height="0.7cm" svg:x="5.6cm" svg:y="21.5cm">
          <text:p text:style-name="P2"><text:span text:style-name="T1">Repongo la Matriz de Rigide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4.8cm" svg:height="2.4cm" svg:x="7cm" svg:y="12.3cm">
          <text:p text:style-name="P1"><text:span text:style-name="T3">Para cada esfuerzo</text:span></text:p>
          <text:p text:style-name="P1"><text:span text:style-name="T3">de cada seccion </text:span></text:p>
          <text:p text:style-name="P1"><text:span text:style-name="T3">de cada barra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2" draw:text-style-name="P1" draw:layer="layout" svg:x1="9.4cm" svg:y1="14.7cm" svg:x2="9.4cm" svg:y2="15.8cm">
          <text:p/>
        </draw:line>
        <draw:custom-shape draw:style-name="gr1" draw:text-style-name="P2" xml:id="id2" draw:id="id2" draw:layer="layout" svg:width="5.5cm" svg:height="1.3cm" svg:x="6.6cm" svg:y="19.6cm">
          <text:p text:style-name="P1"><text:span text:style-name="T1">Fin ciclo seccion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2" draw:text-style-name="P1" draw:layer="layout" svg:x1="9.4cm" svg:y1="19.1cm" svg:x2="9.4cm" svg:y2="19.7cm">
          <text:p/>
        </draw:line>
        <draw:connector draw:style-name="gr2" draw:text-style-name="P1" draw:layer="layout" svg:x1="17.15cm" svg:y1="18.1cm" svg:x2="10.725cm" svg:y2="20.25cm" draw:start-shape="id1" draw:start-glue-point="6" draw:end-shape="id2" draw:end-glue-point="7" svg:d="M17150 18100v751h-6425v1399" svg:viewBox="0 0 6426 2151">
          <text:p/>
        </draw:connector>
        <draw:frame draw:style-name="gr3" draw:text-style-name="P5" draw:layer="layout" svg:width="1.9cm" svg:height="1.207cm" svg:x="13.2cm" svg:y="15.7cm">
          <draw:text-box>
            <text:p text:style-name="P5"><text:span text:style-name="T1">Es mayor</text:span></text:p>
          </draw:text-box>
        </draw:frame>
        <draw:custom-shape draw:style-name="gr1" draw:text-style-name="P1" draw:layer="layout" svg:width="3.1cm" svg:height="1.5cm" svg:x="14.8cm" svg:y="21.1cm">
          <text:p text:style-name="P1">Matriz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4.9cm" svg:y1="21.9cm" svg:x2="13.1cm" svg:y2="21.9cm">
          <text:p/>
        </draw:line>
        <draw:line draw:style-name="gr2" draw:text-style-name="P1" draw:layer="layout" svg:x1="9.3cm" svg:y1="20.9cm" svg:x2="9.3cm" svg:y2="21.5cm">
          <text:p/>
        </draw:line>
        <draw:custom-shape draw:style-name="gr1" draw:text-style-name="P2" draw:layer="layout" svg:width="5.4cm" svg:height="1.2cm" svg:x="6.5cm" svg:y="23cm">
          <text:p text:style-name="P1"><text:span text:style-name="T1">Fin ciclo tren 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2" draw:text-style-name="P1" draw:layer="layout" svg:x1="9.2cm" svg:y1="22.1cm" svg:x2="9.2cm" svg:y2="23cm">
          <text:p/>
        </draw:line>
        <draw:line draw:style-name="gr2" draw:text-style-name="P1" draw:layer="layout" svg:x1="9.5cm" svg:y1="1.9cm" svg:x2="9.5cm" svg:y2="2.4cm">
          <text:p/>
        </draw:line>
        <draw:custom-shape draw:style-name="gr1" draw:text-style-name="P2" draw:layer="layout" svg:width="10.7cm" svg:height="1.8cm" svg:x="3.9cm" svg:y="25cm">
          <text:p text:style-name="P1"><text:span text:style-name="T1">El ciclo de cargas repartidas aleatorias es</text:span></text:p>
          <text:p text:style-name="P1"><text:span text:style-name="T1">similar, con la diferencia que se acumulan</text:span></text:p>
          <text:p text:style-name="P1"><text:span text:style-name="T1">esfuerzos del mismo signo en vez de reemplazars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9.2cm" svg:y1="24.2cm" svg:x2="9.2cm" svg:y2="25cm">
          <text:p/>
        </draw:line>
        <draw:custom-shape draw:style-name="gr1" draw:text-style-name="P1" draw:layer="layout" svg:width="4.2cm" svg:height="0.8cm" svg:x="7.1cm" svg:y="27.3cm">
          <text:p text:style-name="P1">Fi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9.3cm" svg:y1="26.8cm" svg:x2="9.3cm" svg:y2="2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</meta:initial-creator>
    <meta:creation-date>2015-06-13T10:11:30.432385377</meta:creation-date>
    <dc:date>2015-06-13T11:35:52.905443479</dc:date>
    <dc:creator>martin </dc:creator>
    <meta:editing-duration>PT53M39S</meta:editing-duration>
    <meta:editing-cycles>7</meta:editing-cycles>
    <meta:generator>LibreOffice/4.2.8.2$Linux_X86_64 LibreOffice_project/420m0$Build-2</meta:generator>
    <meta:document-statistic meta:object-count="33"/>
  </office:meta>
</office:document-meta>
</file>